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665in" style:contextual-spacing="false" fo:line-height="100%" fo:orphans="2" fo:widows="2" fo:text-indent="0in" style:auto-text-indent="false"/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P4" style:family="paragraph" style:parent-style-name="Preformatted_20_Text">
      <style:paragraph-properties fo:margin-top="0in" fo:margin-bottom="0in" style:contextual-spacing="false" fo:line-height="100%" fo:orphans="2" fo:widows="2" fo:padding="0in" fo:border="none"/>
    </style:style>
    <style:style style:name="P5" style:family="paragraph" style:parent-style-name="Standard">
      <style:paragraph-properties fo:line-height="100%"/>
      <style:text-properties officeooo:rsid="000666d2" officeooo:paragraph-rsid="000666d2"/>
    </style:style>
    <style:style style:name="P6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666d2" officeooo:paragraph-rsid="000666d2"/>
    </style:style>
    <style:style style:name="P7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846d0" officeooo:paragraph-rsid="000846d0"/>
    </style:style>
    <style:style style:name="P8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ce665" officeooo:paragraph-rsid="000ce665"/>
    </style:style>
    <style:style style:name="P9" style:family="paragraph" style:parent-style-name="Standard">
      <style:paragraph-properties fo:line-height="100%"/>
      <style:text-properties fo:font-variant="normal" fo:text-transform="none" fo:color="#d4d4d4" loext:opacity="100%" style:font-name="Droid Sans Mono" fo:font-size="12.25pt" fo:letter-spacing="normal" fo:font-style="normal" fo:font-weight="normal" officeooo:rsid="000ce665" officeooo:paragraph-rsid="000ce665" fo:background-color="#1e1e1e"/>
    </style:style>
    <style:style style:name="P10" style:family="paragraph" style:parent-style-name="Standard">
      <style:paragraph-properties fo:line-height="100%"/>
      <style:text-properties fo:color="#d4d4d4" loext:opacity="100%" style:font-name="Droid Sans Mono" fo:font-size="12.25pt" fo:font-weight="normal" fo:background-color="#1e1e1e"/>
    </style:style>
    <style:style style:name="P11" style:family="paragraph" style:parent-style-name="Standard">
      <style:paragraph-properties fo:line-height="100%"/>
      <style:text-properties fo:color="#d4d4d4" loext:opacity="100%" style:font-name="Droid Sans Mono" fo:font-size="11.5pt" fo:font-weight="normal" fo:background-color="#1e1e1e"/>
    </style:style>
    <style:style style:name="P12" style:family="paragraph" style:parent-style-name="Standard">
      <style:paragraph-properties fo:line-height="100%"/>
      <style:text-properties fo:color="#6a9955" loext:opacity="100%" style:font-name="Droid Sans Mono" fo:font-size="11.5pt" fo:font-weight="normal" fo:background-color="#1e1e1e"/>
    </style:style>
    <style:style style:name="P13" style:family="paragraph" style:parent-style-name="Standard">
      <style:paragraph-properties fo:line-height="100%"/>
      <style:text-properties fo:color="#c586c0" loext:opacity="100%" style:font-name="Droid Sans Mono" fo:font-size="11.5pt" fo:font-weight="normal" fo:background-color="#1e1e1e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line-height="100%"/>
      <style:text-properties officeooo:paragraph-rsid="000666d2"/>
    </style:style>
    <style:style style:name="P16" style:family="paragraph" style:parent-style-name="Standard">
      <style:paragraph-properties fo:line-height="100%"/>
      <style:text-properties fo:font-size="10pt"/>
    </style:style>
    <style:style style:name="P17" style:family="paragraph" style:parent-style-name="Text_20_body">
      <style:paragraph-properties fo:line-height="100%"/>
      <style:text-properties officeooo:rsid="00105d12" officeooo:paragraph-rsid="00105d12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Text_20_body">
      <style:paragraph-properties fo:line-height="100%"/>
      <style:text-properties officeooo:paragraph-rsid="00138211"/>
    </style:style>
    <style:style style:name="P20" style:family="paragraph" style:parent-style-name="Text_20_body">
      <style:paragraph-properties fo:line-height="100%"/>
      <style:text-properties fo:font-size="10pt"/>
    </style:style>
    <style:style style:name="P21" style:family="paragraph" style:parent-style-name="Text_20_body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138def" officeooo:paragraph-rsid="00138def"/>
    </style:style>
    <style:style style:name="P22" style:family="paragraph" style:parent-style-name="Heading_20_1">
      <style:paragraph-properties fo:line-height="100%"/>
    </style:style>
    <style:style style:name="P23" style:family="paragraph" style:parent-style-name="Heading_20_2">
      <style:paragraph-properties fo:line-height="100%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</style:style>
    <style:style style:name="P26" style:family="paragraph" style:parent-style-name="Heading_20_4">
      <style:paragraph-properties fo:line-height="100%"/>
    </style:style>
    <style:style style:name="P27" style:family="paragraph" style:parent-style-name="Heading_20_4">
      <style:paragraph-properties fo:line-height="100%"/>
      <style:text-properties style:font-name="Liberation Sans" fo:font-size="13.3000001907349pt" fo:font-style="italic" fo:font-weight="bold" officeooo:rsid="0010a8b2" officeooo:paragraph-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Liberation Sans" fo:font-size="13.3000001907349pt" fo:font-style="italic" fo:font-weight="bold" officeooo:rsid="001a7f3b" officeooo:paragraph-rsid="001a7f3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9" style:family="paragraph" style:parent-style-name="Standard">
      <style:paragraph-properties fo:line-height="100%"/>
      <style:text-properties fo:font-variant="normal" fo:text-transform="none" fo:color="#ce9178" loext:opacity="100%" style:font-name="Arial" fo:font-size="11.25pt" fo:letter-spacing="normal" fo:font-style="normal" fo:font-weight="normal" officeooo:rsid="000666d2" officeooo:paragraph-rsid="000666d2"/>
    </style:style>
    <style:style style:name="P30" style:family="paragraph" style:parent-style-name="Standard">
      <style:paragraph-properties fo:line-height="100%"/>
      <style:text-properties fo:font-variant="normal" fo:text-transform="none" fo:color="#ce9178" loext:opacity="100%" style:font-name="Arial" fo:font-size="11.25pt" fo:letter-spacing="normal" fo:font-style="normal" fo:font-weight="normal" officeooo:rsid="000ce665" officeooo:paragraph-rsid="000ce665"/>
    </style:style>
    <style:style style:name="P31" style:family="paragraph" style:parent-style-name="Standard">
      <style:paragraph-properties fo:line-height="100%"/>
      <style:text-properties fo:color="#d4d4d4" loext:opacity="100%" style:font-name="Droid Sans Mono" fo:font-size="11.5pt" fo:font-weight="normal" fo:background-color="#1e1e1e"/>
    </style:style>
    <style:style style:name="P32" style:family="paragraph" style:parent-style-name="Standard">
      <style:paragraph-properties fo:line-height="100%" fo:text-align="start" style:justify-single-word="false"/>
      <style:text-properties fo:color="#d4d4d4" loext:opacity="100%" style:font-name="Droid Sans Mono" fo:font-size="11.5pt" fo:font-weight="normal" fo:background-color="#1e1e1e"/>
    </style:style>
    <style:style style:name="P33" style:family="paragraph" style:parent-style-name="Standard">
      <style:paragraph-properties fo:line-height="100%"/>
      <style:text-properties fo:color="#d4d4d4" loext:opacity="100%" style:font-name="Droid Sans Mono" fo:font-size="11.5pt" fo:font-weight="normal" fo:background-color="#1e1e1e" style:font-size-asian="13.3000001907349pt" style:font-size-complex="13.3000001907349pt"/>
    </style:style>
    <style:style style:name="P34" style:family="paragraph" style:parent-style-name="Standard">
      <style:paragraph-properties fo:line-height="100%"/>
      <style:text-properties fo:color="#d4d4d4" loext:opacity="100%" style:font-name="Droid Sans Mono" fo:font-size="11.5pt" fo:font-weight="normal" officeooo:paragraph-rsid="001a7f3b" fo:background-color="#1e1e1e" style:font-size-asian="13.3000001907349pt" style:font-size-complex="13.3000001907349pt"/>
    </style:style>
    <style:style style:name="P35" style:family="paragraph" style:parent-style-name="Standard">
      <style:paragraph-properties fo:line-height="100%"/>
      <style:text-properties fo:color="#6a9955" loext:opacity="100%" style:font-name="Droid Sans Mono" fo:font-size="11.5pt" fo:font-weight="normal" fo:background-color="#1e1e1e"/>
    </style:style>
    <style:style style:name="P36" style:family="paragraph" style:parent-style-name="Standard">
      <style:paragraph-properties fo:line-height="100%" fo:text-align="start" style:justify-single-word="false"/>
      <style:text-properties fo:color="#6a9955" loext:opacity="100%" style:font-name="Droid Sans Mono" fo:font-size="11.5pt" fo:font-weight="normal" fo:background-color="#1e1e1e"/>
    </style:style>
    <style:style style:name="P37" style:family="paragraph" style:parent-style-name="Standard">
      <style:paragraph-properties fo:line-height="100%"/>
      <style:text-properties fo:color="#6a9955" loext:opacity="100%" style:font-name="Droid Sans Mono" fo:font-size="11.5pt" fo:font-weight="normal" fo:background-color="#1e1e1e" style:font-size-asian="13.3000001907349pt" style:font-size-complex="13.3000001907349pt"/>
    </style:style>
    <style:style style:name="P38" style:family="paragraph" style:parent-style-name="Standard">
      <style:paragraph-properties fo:line-height="100%" fo:text-align="start" style:justify-single-word="false"/>
    </style:style>
    <style:style style:name="P39" style:family="paragraph" style:parent-style-name="Standard">
      <style:paragraph-properties fo:line-height="100%"/>
      <style:text-properties fo:font-size="10pt"/>
    </style:style>
    <style:style style:name="P40" style:family="paragraph" style:parent-style-name="Standard">
      <style:paragraph-properties fo:line-height="100%" fo:text-align="start" style:justify-single-word="false"/>
      <style:text-properties fo:font-size="10pt"/>
    </style:style>
    <style:style style:name="P41" style:family="paragraph" style:parent-style-name="Standard">
      <style:paragraph-properties fo:line-height="100%"/>
      <style:text-properties fo:font-size="10pt" style:font-size-asian="13.3000001907349pt" style:font-size-complex="13.3000001907349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P43" style:family="paragraph" style:parent-style-name="Text_20_body">
      <style:paragraph-properties fo:line-height="100%"/>
      <style:text-properties officeooo:paragraph-rsid="001b93fe"/>
    </style:style>
    <style:style style:name="P44" style:family="paragraph" style:parent-style-name="Text_20_body">
      <style:paragraph-properties fo:line-height="100%"/>
      <style:text-properties officeooo:rsid="001ad09c" officeooo:paragraph-rsid="001ad09c"/>
    </style:style>
    <style:style style:name="P45" style:family="paragraph" style:parent-style-name="Text_20_body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1b93fe" officeooo:paragraph-rsid="001b93fe"/>
    </style:style>
    <style:style style:name="P46" style:family="paragraph" style:parent-style-name="Text_20_body">
      <style:text-properties officeooo:rsid="00204360" officeooo:paragraph-rsid="00204360"/>
    </style:style>
    <style:style style:name="P47" style:family="paragraph" style:parent-style-name="Text_20_body">
      <style:paragraph-properties fo:line-height="100%"/>
      <style:text-properties fo:font-size="10pt" officeooo:rsid="00204360" officeooo:paragraph-rsid="00204360"/>
    </style:style>
    <style:style style:name="P48" style:family="paragraph" style:parent-style-name="Text_20_body">
      <style:paragraph-properties fo:line-height="100%"/>
      <style:text-properties fo:font-size="10pt" officeooo:rsid="00251a8d" officeooo:paragraph-rsid="00251a8d" style:font-size-asian="13.3000001907349pt" style:font-size-complex="13.3000001907349pt"/>
    </style:style>
    <style:style style:name="P49" style:family="paragraph" style:parent-style-name="Text_20_body">
      <style:text-properties officeooo:rsid="0029057a" officeooo:paragraph-rsid="0029057a"/>
    </style:style>
    <style:style style:name="T1" style:family="text">
      <style:text-properties officeooo:rsid="000666d2"/>
    </style:style>
    <style:style style:name="T2" style:family="text">
      <style:text-properties officeooo:rsid="000846d0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Liberation Sans" fo:font-size="11.3000001907349pt" fo:font-style="italic" fo:font-weight="bold" officeooo:rsid="001a7f3b" style:font-name-asian="Noto Sans CJK SC" style:font-style-asian="italic" style:font-weight-asian="bold" style:font-name-complex="Lohit Devanagari" style:font-style-complex="italic" style:font-weight-complex="bold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officeooo:rsid="00162e6f"/>
    </style:style>
    <style:style style:name="T7" style:family="text">
      <style:text-properties fo:color="#569cd6" loext:opacity="100%" style:font-name="Liberation Sans" fo:font-size="11.3000001907349pt" fo:font-style="italic" fo:font-weight="bold" officeooo:rsid="001a7f3b" style:font-name-asian="Noto Sans CJK SC" style:font-style-asian="italic" style:font-weight-asian="bold" style:font-name-complex="Lohit Devanagari" style:font-style-complex="italic" style:font-weight-complex="bold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Liberation Sans" fo:font-size="11.3000001907349pt" fo:font-style="italic" fo:font-weight="bold" officeooo:rsid="001a7f3b" style:font-name-asian="Noto Sans CJK SC" style:font-style-asian="italic" style:font-weight-asian="bold" style:font-name-complex="Lohit Devanagari" style:font-style-complex="italic" style:font-weight-complex="bold"/>
    </style:style>
    <style:style style:name="T10" style:family="text">
      <style:text-properties fo:color="#d4d4d4" loext:opacity="100%" style:font-name="Droid Sans Mono" fo:font-size="11.5pt" fo:font-weight="normal" fo:background-color="#1e1e1e" loext:char-shading-value="0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Droid Sans Mono" fo:font-size="11.5pt" fo:font-weight="normal" fo:background-color="#1e1e1e" loext:char-shading-value="0"/>
    </style:style>
    <style:style style:name="T13" style:family="text">
      <style:text-properties fo:color="#d7ba7d" loext:opacity="100%"/>
    </style:style>
    <style:style style:name="T14" style:family="text">
      <style:text-properties officeooo:rsid="000d39c1"/>
    </style:style>
    <style:style style:name="T15" style:family="text">
      <style:text-properties fo:color="#b5cea8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6a9955" loext:opacity="100%"/>
    </style:style>
    <style:style style:name="T19" style:family="text">
      <style:text-properties fo:color="#6a9955" loext:opacity="100%" style:font-name="Droid Sans Mono" fo:font-size="11.5pt" fo:font-weight="normal" fo:background-color="#1e1e1e" loext:char-shading-value="0"/>
    </style:style>
    <style:style style:name="T20" style:family="text">
      <style:text-properties officeooo:rsid="000fe26c"/>
    </style:style>
    <style:style style:name="T21" style:family="text">
      <style:text-properties officeooo:rsid="0010a8b2"/>
    </style:style>
    <style:style style:name="T22" style:family="text">
      <style:text-properties style:font-name="Liberation Sans" fo:font-size="13.3000001907349pt" fo:font-style="italic" fo:font-weight="bold" officeooo: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3" style:family="text">
      <style:text-properties style:font-name="Liberation Sans" fo:font-style="italic" fo:font-weight="bold" style:font-name-asian="Noto Sans CJK SC" style:font-style-asian="italic" style:font-weight-asian="bold" style:font-name-complex="Lohit Devanagari" style:font-style-complex="italic" style:font-weight-complex="bold"/>
    </style:style>
    <style:style style:name="T24" style:family="text">
      <style:text-properties style:font-name="Liberation Sans" fo:font-style="italic" fo:font-weight="bold" officeooo:rsid="001a7f3b" style:font-name-asian="Noto Sans CJK SC" style:font-style-asian="italic" style:font-weight-asian="bold" style:font-name-complex="Lohit Devanagari" style:font-style-complex="italic" style:font-weight-complex="bold"/>
    </style:style>
    <style:style style:name="T25" style:family="text">
      <style:text-properties officeooo:rsid="00138def"/>
    </style:style>
    <style:style style:name="T26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T27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38def" loext:padding="0in" loext:border="none"/>
    </style:style>
    <style:style style:name="T28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42c0a" loext:padding="0in" loext:border="none"/>
    </style:style>
    <style:style style:name="T29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b93fe"/>
    </style:style>
    <style:style style:name="T30" style:family="text">
      <style:text-properties fo:font-variant="normal" fo:text-transform="none" fo:color="#24292e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31" style:family="text">
      <style:text-properties fo:font-variant="normal" fo:text-transform="none" fo:color="#24292e" loext:opacity="100%" fo:letter-spacing="normal" fo:background-color="transparent" loext:char-shading-value="0" loext:padding="0in" loext:border="none"/>
    </style:style>
    <style:style style:name="T32" style:family="text">
      <style:text-properties officeooo:rsid="00142c0a"/>
    </style:style>
    <style:style style:name="T33" style:family="text">
      <style:text-properties officeooo:rsid="0014785a"/>
    </style:style>
    <style:style style:name="T34" style:family="text">
      <style:text-properties fo:color="#4fc1ff" loext:opacity="100%"/>
    </style:style>
    <style:style style:name="T35" style:family="text">
      <style:text-properties officeooo:rsid="00162e6f"/>
    </style:style>
    <style:style style:name="T36" style:family="text">
      <style:text-properties officeooo:rsid="00178f1d"/>
    </style:style>
    <style:style style:name="T37" style:family="text">
      <style:text-properties officeooo:rsid="0021ffc3"/>
    </style:style>
    <style:style style:name="T38" style:family="text">
      <style:text-properties officeooo:rsid="0024c863"/>
    </style:style>
    <style:style style:name="T39" style:family="text">
      <style:text-properties officeooo:rsid="0026963d"/>
    </style:style>
    <style:style style:name="T40" style:family="text">
      <style:text-properties officeooo:rsid="0029a9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ESP-idf</text:h>
      <text:p text:style-name="P44">First you need to download toolchain for the esp32, the options are</text:p>
      <text:p text:style-name="P44">1. platformio</text:p>
      <text:p text:style-name="P44">2. esp-idf</text:p>
      <text:p text:style-name="P44"/>
      <text:h text:style-name="P23" text:outline-level="2">Serial comunication to pc and more:</text:h>
      <text:p text:style-name="P15"><text:a xlink:type="simple" xlink:href="https://docs.platformio.org/en/latest/projectconf/section_env_monitor.html" text:style-name="Internet_20_link" text:visited-style-name="Visited_20_Internet_20_Link"><text:span text:style-name="T1">platformio</text:span></text:a></text:p>
      <text:p text:style-name="P5">to setup the monitoring in vscode and platformio add the line:</text:p>
      <text:p text:style-name="P5"/>
      <text:p text:style-name="P6">monitor_speed = 115200</text:p>
      <text:p text:style-name="P6"/>
      <text:p text:style-name="P6">to platformio.ini</text:p>
      <text:p text:style-name="P6"/>
      <text:p text:style-name="P6"/>
      <text:p text:style-name="P6">to write from the esp32 <text:span text:style-name="T2">to pc</text:span></text:p>
      <text:p text:style-name="P6"/>
      <text:p text:style-name="P29"/>
      <text:p text:style-name="P10"><text:span text:style-name="T3">#include</text:span><text:span text:style-name="T5"> </text:span><text:span text:style-name="T8">&lt;stdio.h&gt;</text:span></text:p>
      <text:p text:style-name="P10"><text:span text:style-name="T5">void</text:span> <text:span text:style-name="T11">app_main</text:span>(<text:span text:style-name="T5">void</text:span>)</text:p>
      <text:p text:style-name="P10">{</text:p>
      <text:p text:style-name="P10"><text:span text:style-name="T11">printf</text:span>(<text:span text:style-name="T8">"Hello world!</text:span><text:span text:style-name="T13">\n</text:span><text:span text:style-name="T8">"</text:span>);</text:p>
      <text:p text:style-name="P10">}</text:p>
      <text:p text:style-name="P30"/>
      <text:p text:style-name="P8">to write from pc to esp32 <text:span text:style-name="T14">for now:</text:span></text:p>
      <text:p text:style-name="P9"><text:span text:style-name="T3">while</text:span> (<text:span text:style-name="T15">1</text:span>)</text:p>
      <text:p text:style-name="P10">{</text:p>
      <text:p text:style-name="P10"><text:span text:style-name="T16">uint8_t</text:span> <text:span text:style-name="T17">ch</text:span>;</text:p>
      <text:p text:style-name="P10"><text:span text:style-name="T17">ch</text:span> = <text:span text:style-name="T11">fgetc</text:span>(<text:span text:style-name="T5">stdin</text:span>); <text:span text:style-name="T18">// input non blocking</text:span></text:p>
      <text:p text:style-name="P10"><text:span text:style-name="T3">if</text:span> (<text:span text:style-name="T17">ch</text:span> != <text:span text:style-name="T15">0xFF</text:span>)</text:p>
      <text:p text:style-name="P10">{</text:p>
      <text:p text:style-name="P10"><text:span text:style-name="T11">fputc</text:span>(<text:span text:style-name="T17">ch</text:span>, <text:span text:style-name="T5">stdout</text:span>); <text:span text:style-name="T18">// output </text:span></text:p>
      <text:p text:style-name="P10">}</text:p>
      <text:p text:style-name="P10">}</text:p>
      <text:p text:style-name="P8"/>
      <text:p text:style-name="P8"/>
      <text:h text:style-name="P23" text:outline-level="2">upload to esp32 cam:</text:h>
      <text:p text:style-name="P7">connect pin IO0 to ground and restart or plug in</text:p>
      <text:p text:style-name="P7"/>
      <text:p text:style-name="P7"/>
      <text:h text:style-name="P23" text:outline-level="2">SD <text:span text:style-name="T20">control</text:span>:</text:h>
      <text:p text:style-name="P17">The process is 3 steps process: </text:p>
      <text:p text:style-name="P17">1. mount</text:p>
      <text:p text:style-name="P17">2. use normal C file work</text:p>
      <text:p text:style-name="P17"><text:soft-page-break/>3. unmount</text:p>
      <text:p text:style-name="P17"/>
      <text:h text:style-name="P26" text:outline-level="4">1 – mount:</text:h>
      <text:p text:style-name="P14"/>
      <text:p text:style-name="P12">// objects</text:p>
      <text:p text:style-name="P11"><text:span text:style-name="T3">#include</text:span><text:span text:style-name="T5"> </text:span><text:span text:style-name="T8">&lt;string.h&gt;</text:span></text:p>
      <text:p text:style-name="P11"><text:span text:style-name="T3">#include</text:span><text:span text:style-name="T5"> </text:span><text:span text:style-name="T8">&lt;sys/unistd.h&gt;</text:span></text:p>
      <text:p text:style-name="P16"/>
      <text:p text:style-name="P12">//functions</text:p>
      <text:p text:style-name="P11"><text:span text:style-name="T3">#include</text:span><text:span text:style-name="T5"> </text:span><text:span text:style-name="T8">&lt;sys/stat.h&gt;</text:span><text:span text:style-name="T5"> </text:span><text:span text:style-name="T18">//for checking if file exist</text:span></text:p>
      <text:p text:style-name="P11"><text:span text:style-name="T3">#include</text:span><text:span text:style-name="T5"> </text:span><text:span text:style-name="T8">"esp_vfs_fat.h"</text:span></text:p>
      <text:p text:style-name="P11"><text:span text:style-name="T3">#include</text:span><text:span text:style-name="T5"> </text:span><text:span text:style-name="T8">"sdmmc_cmd.h"</text:span></text:p>
      <text:p text:style-name="P11"><text:span text:style-name="T3">#include</text:span><text:span text:style-name="T5"> </text:span><text:span text:style-name="T8">"driver/sdmmc_host.h"</text:span></text:p>
      <text:p text:style-name="P16"/>
      <text:p text:style-name="P12">// static const char *TAG = "example";</text:p>
      <text:p text:style-name="P16"/>
      <text:p text:style-name="P11"><text:span text:style-name="T3">#define</text:span><text:span text:style-name="T5"> MOUNT_POINT </text:span><text:span text:style-name="T8">"/sdcard"</text:span></text:p>
      <text:p text:style-name="P16"/>
      <text:p text:style-name="P11"><text:span text:style-name="T5">void</text:span> <text:span text:style-name="T11">app_main</text:span>(<text:span text:style-name="T5">void</text:span>)</text:p>
      <text:p text:style-name="P11">{</text:p>
      <text:p text:style-name="P11"><text:span text:style-name="T16">esp_err_t</text:span> <text:span text:style-name="T17">ret</text:span>;</text:p>
      <text:p text:style-name="P16"/>
      <text:p text:style-name="P12">// Options for mounting the filesystem.</text:p>
      <text:p text:style-name="P12">// If format_if_mount_failed is set to true, SD card will be partitioned and</text:p>
      <text:p text:style-name="P12">// formatted in case when mounting fails.</text:p>
      <text:p text:style-name="P11"><text:span text:style-name="T16">esp_vfs_fat_sdmmc_mount_config_t</text:span> <text:span text:style-name="T17">mount_config</text:span> = {</text:p>
      <text:p text:style-name="P11">.format_if_mount_failed = <text:span text:style-name="T5">false</text:span>,</text:p>
      <text:p text:style-name="P11">.max_files = <text:span text:style-name="T15">5</text:span>, <text:span text:style-name="T18">//Max number of open files</text:span></text:p>
      <text:p text:style-name="P11">.allocation_unit_size = <text:span text:style-name="T15">16</text:span> * <text:span text:style-name="T15">1024</text:span>};</text:p>
      <text:p text:style-name="P16"/>
      <text:p text:style-name="P11"><text:span text:style-name="T16">sdmmc_card_t</text:span> *<text:span text:style-name="T17">card</text:span>; <text:span text:style-name="T18">//the object that will hold the card</text:span></text:p>
      <text:p text:style-name="P11"><text:span text:style-name="T5">const</text:span> <text:span text:style-name="T5">char</text:span> <text:span text:style-name="T17">mount_point</text:span><text:span text:style-name="T5">[]</text:span> = <text:span text:style-name="T5">MOUNT_POINT</text:span>; <text:span text:style-name="T18">//name of card root pos</text:span></text:p>
      <text:p text:style-name="P16"/>
      <text:p text:style-name="P12">// Use settings defined above to initialize SD card and mount FAT filesystem.</text:p>
      <text:p text:style-name="P16"/>
      <text:p text:style-name="P11"><text:span text:style-name="T16">sdmmc_host_t</text:span> <text:span text:style-name="T17">host</text:span> = <text:span text:style-name="T5">SDMMC_HOST_DEFAULT</text:span>(); <text:span text:style-name="T18">//the HW config data of the sd</text:span></text:p>
      <text:p text:style-name="P16"/>
      <text:p text:style-name="P12">// This initializes the slot without card detect (CD) and write protect (WP) signals.</text:p>
      <text:p text:style-name="P12">// Modify slot_config.gpio_cd and slot_config.gpio_wp if your board has these signals.</text:p>
      <text:p text:style-name="P11"><text:span text:style-name="T16">sdmmc_slot_config_t</text:span> <text:span text:style-name="T17">slot_config</text:span> = <text:span text:style-name="T5">SDMMC_SLOT_CONFIG_DEFAULT</text:span>();</text:p>
      <text:p text:style-name="P11"><text:span text:style-name="T17">slot_config</text:span>.<text:span text:style-name="T17">width</text:span> = <text:span text:style-name="T15">4</text:span>;</text:p>
      <text:p text:style-name="P16"/>
      <text:p text:style-name="P12">// Enable internal pullups on enabled pins.</text:p>
      <text:p text:style-name="P11"><text:span text:style-name="T17">slot_config</text:span>.<text:span text:style-name="T17">flags</text:span> |= <text:span text:style-name="T5">SDMMC_SLOT_FLAG_INTERNAL_PULLUP</text:span>;</text:p>
      <text:p text:style-name="P16"/>
      <text:p text:style-name="P12">//the main mounting function:</text:p>
      <text:p text:style-name="P12">//mount the card on card with mount_point position</text:p>
      <text:p text:style-name="P11"><text:span text:style-name="T17">ret</text:span> = <text:span text:style-name="T11">esp_vfs_fat_sdmmc_mount</text:span>(<text:span text:style-name="T17">mount_point</text:span>, &amp;<text:span text:style-name="T17">host</text:span>, &amp;<text:span text:style-name="T17">slot_config</text:span>, &amp;<text:span text:style-name="T17">mount_config</text:span>, &amp;<text:span text:style-name="T17">card</text:span>);</text:p>
      <text:p text:style-name="P16"/>
      <text:p text:style-name="P11"><text:span text:style-name="T3">if</text:span> (<text:span text:style-name="T17">ret</text:span> != <text:span text:style-name="T5">ESP_OK</text:span>) <text:span text:style-name="T18">//checks for errors</text:span></text:p>
      <text:p text:style-name="P11">{</text:p>
      <text:p text:style-name="P11"><text:soft-page-break/><text:span text:style-name="T3">if</text:span> (<text:span text:style-name="T17">ret</text:span> == <text:span text:style-name="T5">ESP_FAIL</text:span>)</text:p>
      <text:p text:style-name="P11">{</text:p>
      <text:p text:style-name="P12">//Failed to mount filesystem</text:p>
      <text:p text:style-name="P11">}</text:p>
      <text:p text:style-name="P13">else</text:p>
      <text:p text:style-name="P11">{</text:p>
      <text:p text:style-name="P12">//Failed to initialize the card -&gt; esp_err_to_name(ret)</text:p>
      <text:p text:style-name="P11">}</text:p>
      <text:p text:style-name="P11"><text:span text:style-name="T3">return</text:span>;</text:p>
      <text:p text:style-name="P11">}</text:p>
      <text:p text:style-name="P12">// ********************************************* //</text:p>
      <text:p text:style-name="P12"/>
      <text:h text:style-name="P26" text:outline-level="4"><text:span text:style-name="T21">2 </text:span>– <text:span text:style-name="T22">C filesystem</text:span>:</text:h>
      <text:p text:style-name="P12">// Use POSIX and C standard library functions to work with files:</text:p>
      <text:p text:style-name="P12">// (normal C file usage)</text:p>
      <text:p text:style-name="P12">// First create a file.</text:p>
      <text:p text:style-name="P11"><text:span text:style-name="T5">const</text:span> <text:span text:style-name="T5">char</text:span> *<text:span text:style-name="T17">file_hello</text:span> = <text:span text:style-name="T5">MOUNT_POINT</text:span> <text:span text:style-name="T8">"/hello.txt"</text:span>;</text:p>
      <text:p text:style-name="P16"/>
      <text:p text:style-name="P12">//Opening file</text:p>
      <text:p text:style-name="P11"><text:span text:style-name="T16">FILE</text:span> *<text:span text:style-name="T17">f</text:span> = <text:span text:style-name="T11">fopen</text:span>(<text:span text:style-name="T17">file_hello</text:span>, <text:span text:style-name="T8">"w"</text:span>);</text:p>
      <text:p text:style-name="P11"><text:span text:style-name="T3">if</text:span> (<text:span text:style-name="T17">f</text:span> == <text:span text:style-name="T5">NULL</text:span>)</text:p>
      <text:p text:style-name="P11">{</text:p>
      <text:p text:style-name="P12">//Failed to open file for writing</text:p>
      <text:p text:style-name="P11"><text:span text:style-name="T3">return</text:span>;</text:p>
      <text:p text:style-name="P11">}</text:p>
      <text:p text:style-name="P11"><text:span text:style-name="T11">fprintf</text:span>(<text:span text:style-name="T17">f</text:span>, <text:span text:style-name="T8">"Hello </text:span><text:span text:style-name="T17">%s</text:span><text:span text:style-name="T8">!</text:span><text:span text:style-name="T13">\n</text:span><text:span text:style-name="T8">"</text:span>, <text:span text:style-name="T17">card</text:span>-&gt;<text:span text:style-name="T17">cid</text:span>.<text:span text:style-name="T17">name</text:span>);</text:p>
      <text:p text:style-name="P11"><text:span text:style-name="T11">fclose</text:span>(<text:span text:style-name="T17">f</text:span>);</text:p>
      <text:p text:style-name="P12">//File written</text:p>
      <text:p text:style-name="P16"/>
      <text:p text:style-name="P11"><text:span text:style-name="T5">const</text:span> <text:span text:style-name="T5">char</text:span> *<text:span text:style-name="T17">file_foo</text:span> = <text:span text:style-name="T5">MOUNT_POINT</text:span> <text:span text:style-name="T8">"/foo.txt"</text:span>;</text:p>
      <text:p text:style-name="P16"/>
      <text:p text:style-name="P12">// Check if destination file exists before renaming</text:p>
      <text:p text:style-name="P11"><text:span text:style-name="T5">struct</text:span> <text:span text:style-name="T16">stat</text:span> <text:span text:style-name="T17">st</text:span>;</text:p>
      <text:p text:style-name="P11"><text:span text:style-name="T3">if</text:span> (<text:span text:style-name="T11">stat</text:span>(<text:span text:style-name="T17">file_foo</text:span>, &amp;<text:span text:style-name="T17">st</text:span>) == <text:span text:style-name="T15">0</text:span>)</text:p>
      <text:p text:style-name="P11">{</text:p>
      <text:p text:style-name="P12">// Delete it if it exists</text:p>
      <text:p text:style-name="P11"><text:span text:style-name="T11">unlink</text:span>(<text:span text:style-name="T17">file_foo</text:span>);</text:p>
      <text:p text:style-name="P11">}</text:p>
      <text:p text:style-name="P16"/>
      <text:p text:style-name="P12">// Rename original file</text:p>
      <text:p text:style-name="P11"><text:span text:style-name="T3">if</text:span> (<text:span text:style-name="T11">rename</text:span>(<text:span text:style-name="T17">file_hello</text:span>, <text:span text:style-name="T17">file_foo</text:span>) != <text:span text:style-name="T15">0</text:span>)</text:p>
      <text:p text:style-name="P11">{</text:p>
      <text:p text:style-name="P12">//Rename failed</text:p>
      <text:p text:style-name="P11"><text:span text:style-name="T3">return</text:span>;</text:p>
      <text:p text:style-name="P11">}</text:p>
      <text:p text:style-name="P16"/>
      <text:p text:style-name="P12">// Open renamed file for reading</text:p>
      <text:p text:style-name="P11"><text:span text:style-name="T17">f</text:span> = <text:span text:style-name="T11">fopen</text:span>(<text:span text:style-name="T17">file_foo</text:span>, <text:span text:style-name="T8">"r"</text:span>);</text:p>
      <text:p text:style-name="P11"><text:span text:style-name="T3">if</text:span> (<text:span text:style-name="T17">f</text:span> == <text:span text:style-name="T5">NULL</text:span>)</text:p>
      <text:p text:style-name="P11">{</text:p>
      <text:p text:style-name="P12">//Failed to open file for reading</text:p>
      <text:p text:style-name="P11"><text:span text:style-name="T3">return</text:span>;</text:p>
      <text:p text:style-name="P11">}</text:p>
      <text:p text:style-name="P16"/>
      <text:p text:style-name="P12"><text:soft-page-break/>// Read a line from file</text:p>
      <text:p text:style-name="P11"><text:span text:style-name="T5">char</text:span> <text:span text:style-name="T17">line</text:span>[<text:span text:style-name="T15">64</text:span>];</text:p>
      <text:p text:style-name="P11"><text:span text:style-name="T11">fgets</text:span>(<text:span text:style-name="T17">line</text:span>, <text:span text:style-name="T5">sizeof</text:span>(<text:span text:style-name="T17">line</text:span>), <text:span text:style-name="T17">f</text:span>);</text:p>
      <text:p text:style-name="P11"><text:span text:style-name="T11">fclose</text:span>(<text:span text:style-name="T17">f</text:span>);</text:p>
      <text:p text:style-name="P16"/>
      <text:p text:style-name="P12">// Strip newline</text:p>
      <text:p text:style-name="P11"><text:span text:style-name="T5">char</text:span> *<text:span text:style-name="T17">pos</text:span> = <text:span text:style-name="T11">strchr</text:span>(<text:span text:style-name="T17">line</text:span>, <text:span text:style-name="T8">'</text:span><text:span text:style-name="T13">\n</text:span><text:span text:style-name="T8">'</text:span>);</text:p>
      <text:p text:style-name="P11"><text:span text:style-name="T3">if</text:span> (<text:span text:style-name="T17">pos</text:span>)</text:p>
      <text:p text:style-name="P11">{</text:p>
      <text:p text:style-name="P11">*<text:span text:style-name="T17">pos</text:span> = <text:span text:style-name="T8">'</text:span><text:span text:style-name="T13">\0</text:span><text:span text:style-name="T8">'</text:span>;</text:p>
      <text:p text:style-name="P11">}</text:p>
      <text:p text:style-name="P12">//******************************//</text:p>
      <text:p text:style-name="P12"/>
      <text:h text:style-name="P27" text:outline-level="4">3 – unmount:</text:h>
      <text:p text:style-name="P12">// All done, unmount partition and disable SDMMC peripheral</text:p>
      <text:p text:style-name="P11"><text:span text:style-name="T11">esp_vfs_fat_sdcard_unmount</text:span>(<text:span text:style-name="T17">mount_point</text:span>, <text:span text:style-name="T17">card</text:span>);</text:p>
      <text:p text:style-name="P11">}</text:p>
      <text:p text:style-name="P11"/>
      <text:p text:style-name="P14">-&gt; <text:span text:style-name="T32">one point: the </text:span><text:span text:style-name="T33">led and data1 is shered on pin4</text:span></text:p>
      <text:h text:style-name="P23" text:outline-level="2">camera control:</text:h>
      <text:p text:style-name="P19"><text:a xlink:type="simple" xlink:href="https://github.com/espressif/esp32-camera" text:style-name="Internet_20_link" text:visited-style-name="Visited_20_Internet_20_Link"><text:span text:style-name="T25">esp32-camera-github</text:span></text:a></text:p>
      <text:p text:style-name="P21">first we need to clone the git and add it to the project or in platformio:</text:p>
      <text:p text:style-name="P3">It's probably easier to just skip the platform.io library registry version and link the git repo as a submodule. (i.e. using code outside the platform.io library management). In this example we will install this as a submodule inside the platform.io $project/lib folder:</text:p>
      <text:p text:style-name="P1"><text:span text:style-name="Source_20_Text"><text:span text:style-name="T30">cd $project\lib</text:span></text:span></text:p>
      <text:p text:style-name="P4"><text:span text:style-name="Source_20_Text"><text:span text:style-name="T30">git submodule add -b master </text:span></text:span><text:a xlink:type="simple" xlink:href="https://github.com/espressif/esp32-camera.git" text:style-name="Internet_20_link" text:visited-style-name="Visited_20_Internet_20_Link"><text:span text:style-name="Source_20_Text">https://github.com/espressif/esp32-camera.git</text:span></text:a></text:p>
      <text:p text:style-name="P4"><text:span text:style-name="Source_20_Text"><text:span text:style-name="T30"/></text:span></text:p>
      <text:p text:style-name="P2"><text:span text:style-name="T26">Then in </text:span><text:span text:style-name="Source_20_Text"><text:span text:style-name="T27">platformio.ini </text:span></text:span><text:span text:style-name="Source_20_Text"><text:span text:style-name="T28">f</text:span></text:span><text:span text:style-name="T26">ile</text:span></text:p>
      <text:p text:style-name="P42"/>
      <text:p text:style-name="P1"><text:span text:style-name="Source_20_Text"><text:span text:style-name="T30">build_flags =</text:span></text:span></text:p>
      <text:p text:style-name="P4"><text:span text:style-name="Source_20_Text"><text:span text:style-name="T31"><text:s text:c="3"/></text:span></text:span><text:span text:style-name="Source_20_Text"><text:span text:style-name="T30">-I../lib/esp32-camera</text:span></text:span></text:p>
      <text:p text:style-name="P2"><text:span text:style-name="Source_20_Text"><text:span text:style-name="T27">After that #include "esp_camera.h" statement will be available.</text:span></text:span></text:p>
      <text:p text:style-name="P21"/>
      <text:h text:style-name="P26" text:outline-level="4">Usage:</text:h>
      <text:p text:style-name="P18"/>
      <text:p text:style-name="P11"><text:span text:style-name="T3">#include</text:span><text:span text:style-name="T5"> </text:span><text:span text:style-name="T8">"esp_camera.h"</text:span></text:p>
      <text:p text:style-name="P16"/>
      <text:p text:style-name="P11"><text:span text:style-name="T3">#define</text:span><text:span text:style-name="T5"> CAM_PIN_PWDN </text:span>-<text:span text:style-name="T15">1</text:span><text:span text:style-name="T5"> </text:span><text:span text:style-name="T18">//power down is not used</text:span></text:p>
      <text:p text:style-name="P11"><text:span text:style-name="T3">#define</text:span><text:span text:style-name="T5"> CAM_PIN_RESET </text:span>-<text:span text:style-name="T15">1</text:span><text:span text:style-name="T5"> </text:span><text:span text:style-name="T18">//software reset will be performed</text:span></text:p>
      <text:p text:style-name="P11"><text:span text:style-name="T3">#define</text:span><text:span text:style-name="T5"> CAM_PIN_XCLK </text:span><text:span text:style-name="T15">21</text:span></text:p>
      <text:p text:style-name="P11"><text:span text:style-name="T3">#define</text:span><text:span text:style-name="T5"> CAM_PIN_SIOD</text:span><text:span text:style-name="T6">a</text:span><text:span text:style-name="T5"> </text:span><text:span text:style-name="T15">26</text:span></text:p>
      <text:p text:style-name="P11"><text:span text:style-name="T3">#define</text:span><text:span text:style-name="T5"> CAM_PIN_SIOC </text:span><text:span text:style-name="T15">27</text:span></text:p>
      <text:p text:style-name="P16"/>
      <text:p text:style-name="P11"><text:span text:style-name="T3">#define</text:span><text:span text:style-name="T5"> CAM_PIN_D7 </text:span><text:span text:style-name="T15">35</text:span></text:p>
      <text:p text:style-name="P11"><text:span text:style-name="T3">#define</text:span><text:span text:style-name="T5"> CAM_PIN_D6 </text:span><text:span text:style-name="T15">34</text:span></text:p>
      <text:p text:style-name="P11"><text:span text:style-name="T3">#define</text:span><text:span text:style-name="T5"> CAM_PIN_D5 </text:span><text:span text:style-name="T15">39</text:span></text:p>
      <text:p text:style-name="P11"><text:span text:style-name="T3">#define</text:span><text:span text:style-name="T5"> CAM_PIN_D4 </text:span><text:span text:style-name="T15">36</text:span></text:p>
      <text:p text:style-name="P11"><text:span text:style-name="T3">#define</text:span><text:span text:style-name="T5"> CAM_PIN_D3 </text:span><text:span text:style-name="T15">19</text:span></text:p>
      <text:p text:style-name="P11"><text:soft-page-break/><text:span text:style-name="T3">#define</text:span><text:span text:style-name="T5"> CAM_PIN_D2 </text:span><text:span text:style-name="T15">18</text:span></text:p>
      <text:p text:style-name="P11"><text:span text:style-name="T3">#define</text:span><text:span text:style-name="T5"> CAM_PIN_D1 </text:span><text:span text:style-name="T15">5</text:span></text:p>
      <text:p text:style-name="P11"><text:span text:style-name="T3">#define</text:span><text:span text:style-name="T5"> CAM_PIN_D0 </text:span><text:span text:style-name="T15">4</text:span></text:p>
      <text:p text:style-name="P11"><text:span text:style-name="T3">#define</text:span><text:span text:style-name="T5"> CAM_PIN_VSYNC </text:span><text:span text:style-name="T15">25</text:span></text:p>
      <text:p text:style-name="P11"><text:span text:style-name="T3">#define</text:span><text:span text:style-name="T5"> CAM_PIN_HREF </text:span><text:span text:style-name="T15">23</text:span></text:p>
      <text:p text:style-name="P11"><text:span text:style-name="T3">#define</text:span><text:span text:style-name="T5"> CAM_PIN_PCLK </text:span><text:span text:style-name="T15">22</text:span></text:p>
      <text:p text:style-name="P16"/>
      <text:p text:style-name="P11"><text:span text:style-name="T5">static</text:span> <text:span text:style-name="T16">camera_config_t</text:span> <text:span text:style-name="T17">camera_config</text:span> = {</text:p>
      <text:p text:style-name="P11">.pin_pwdn = <text:span text:style-name="T5">CAM_PIN_PWDN</text:span>,</text:p>
      <text:p text:style-name="P11">.pin_reset = <text:span text:style-name="T5">CAM_PIN_RESET</text:span>,</text:p>
      <text:p text:style-name="P11">.pin_xclk = <text:span text:style-name="T5">CAM_PIN_XCLK</text:span>,</text:p>
      <text:p text:style-name="P11">.pin_sscb_sda = <text:span text:style-name="T5">CAM_PIN_SIOD</text:span>,</text:p>
      <text:p text:style-name="P11">.pin_sscb_scl = <text:span text:style-name="T5">CAM_PIN_SIOC</text:span>,</text:p>
      <text:p text:style-name="P16"/>
      <text:p text:style-name="P11">.pin_d7 = <text:span text:style-name="T5">CAM_PIN_D7</text:span>,</text:p>
      <text:p text:style-name="P11">.pin_d6 = <text:span text:style-name="T5">CAM_PIN_D6</text:span>,</text:p>
      <text:p text:style-name="P11">.pin_d5 = <text:span text:style-name="T5">CAM_PIN_D5</text:span>,</text:p>
      <text:p text:style-name="P11">.pin_d4 = <text:span text:style-name="T5">CAM_PIN_D4</text:span>,</text:p>
      <text:p text:style-name="P11">.pin_d3 = <text:span text:style-name="T5">CAM_PIN_D3</text:span>,</text:p>
      <text:p text:style-name="P11">.pin_d2 = <text:span text:style-name="T5">CAM_PIN_D2</text:span>,</text:p>
      <text:p text:style-name="P11">.pin_d1 = <text:span text:style-name="T5">CAM_PIN_D1</text:span>,</text:p>
      <text:p text:style-name="P11">.pin_d0 = <text:span text:style-name="T5">CAM_PIN_D0</text:span>,</text:p>
      <text:p text:style-name="P11">.pin_vsync = <text:span text:style-name="T5">CAM_PIN_VSYNC</text:span>,</text:p>
      <text:p text:style-name="P11">.pin_href = <text:span text:style-name="T5">CAM_PIN_HREF</text:span>,</text:p>
      <text:p text:style-name="P11">.pin_pclk = <text:span text:style-name="T5">CAM_PIN_PCLK</text:span>,</text:p>
      <text:p text:style-name="P16"/>
      <text:p text:style-name="P11">.xclk_freq_hz = <text:span text:style-name="T15">20000000</text:span>,</text:p>
      <text:p text:style-name="P11">.ledc_timer = <text:span text:style-name="T34">LEDC_TIMER_0</text:span>,</text:p>
      <text:p text:style-name="P11">.ledc_channel = <text:span text:style-name="T34">LEDC_CHANNEL_0</text:span>,</text:p>
      <text:p text:style-name="P16"/>
      <text:p text:style-name="P11">.pixel_format = <text:span text:style-name="T34">PIXFORMAT_JPEG</text:span>, <text:span text:style-name="T18">//YUV422,GRAYSCALE,RGB565,JPEG</text:span></text:p>
      <text:p text:style-name="P11">.frame_size = <text:span text:style-name="T34">FRAMESIZE_UXGA</text:span>, <text:span text:style-name="T18">//QQVGA-QXGA Do not use sizes above QVGA when not JPEG</text:span></text:p>
      <text:p text:style-name="P16"/>
      <text:p text:style-name="P11">.jpeg_quality = <text:span text:style-name="T15">12</text:span>, <text:span text:style-name="T18">//0-63 lower number means higher quality</text:span></text:p>
      <text:p text:style-name="P11">.fb_count = <text:span text:style-name="T15">1</text:span>, <text:span text:style-name="T18">//if more than one, i2s runs in continuous mode. Use only with JPEG</text:span></text:p>
      <text:p text:style-name="P11">.grab_mode = <text:span text:style-name="T34">CAMERA_GRAB_WHEN_EMPTY</text:span> <text:span text:style-name="T18">//CAMERA_GRAB_LATEST. Sets when buffers should be filled</text:span></text:p>
      <text:p text:style-name="P11">};</text:p>
      <text:p text:style-name="P16"/>
      <text:p text:style-name="P11"><text:span text:style-name="T16">esp_err_t</text:span> <text:span text:style-name="T11">camera_init</text:span>()</text:p>
      <text:p text:style-name="P11">{</text:p>
      <text:p text:style-name="P16"/>
      <text:p text:style-name="P12">//initialize the camera</text:p>
      <text:p text:style-name="P11"><text:span text:style-name="T16">esp_err_t</text:span> <text:span text:style-name="T17">err</text:span> = <text:span text:style-name="T11">esp_camera_init</text:span>(&amp;<text:span text:style-name="T17">camera_config</text:span>);</text:p>
      <text:p text:style-name="P11"><text:span text:style-name="T3">if</text:span> (<text:span text:style-name="T17">err</text:span> != <text:span text:style-name="T5">ESP_OK</text:span>)</text:p>
      <text:p text:style-name="P11">{</text:p>
      <text:p text:style-name="P12">//Camera Init Failed</text:p>
      <text:p text:style-name="P11"><text:span text:style-name="T3">return</text:span> <text:span text:style-name="T17">err</text:span>;</text:p>
      <text:p text:style-name="P11">}</text:p>
      <text:p text:style-name="P16"/>
      <text:p text:style-name="P11"><text:span text:style-name="T3">return</text:span> <text:span text:style-name="T5">ESP_OK</text:span>;</text:p>
      <text:p text:style-name="P11">}</text:p>
      <text:p text:style-name="P16"/>
      <text:p text:style-name="P11"><text:span text:style-name="T16">esp_err_t</text:span> <text:span text:style-name="T11">camera_capture</text:span>()</text:p>
      <text:p text:style-name="P11"><text:soft-page-break/>{</text:p>
      <text:p text:style-name="P12">//acquire a frame</text:p>
      <text:p text:style-name="P11"><text:span text:style-name="T16">camera_fb_t</text:span> *<text:span text:style-name="T17">fb</text:span> = <text:span text:style-name="T11">esp_camera_fb_get</text:span>();</text:p>
      <text:p text:style-name="P11"><text:span text:style-name="T3">if</text:span> (!<text:span text:style-name="T17">fb</text:span>)</text:p>
      <text:p text:style-name="P11">{</text:p>
      <text:p text:style-name="P12">//Camera Capture Failed</text:p>
      <text:p text:style-name="P11"><text:span text:style-name="T3">return</text:span> <text:span text:style-name="T5">ESP_FAIL</text:span>;</text:p>
      <text:p text:style-name="P11">}</text:p>
      <text:p text:style-name="P12">//replace this with your own function</text:p>
      <text:p text:style-name="P12">//process_image(fb-&gt;width, fb-&gt;height, fb-&gt;format, fb-&gt;buf, fb-&gt;len);</text:p>
      <text:p text:style-name="P16"/>
      <text:p text:style-name="P12">//return the frame buffer back to the driver for reuse</text:p>
      <text:p text:style-name="P11"><text:span text:style-name="T11">esp_camera_fb_return</text:span>(<text:span text:style-name="T17">fb</text:span>);</text:p>
      <text:p text:style-name="P11"><text:span text:style-name="T3">return</text:span> <text:span text:style-name="T5">ESP_OK</text:span>;</text:p>
      <text:p text:style-name="P11">}</text:p>
      <text:p text:style-name="P20"><text:s/></text:p>
      <text:p text:style-name="Text_20_body">video <text:span text:style-name="T35">is just lots of pics together ;)</text:span></text:p>
      <text:p text:style-name="P18"/>
      <text:h text:style-name="Heading_20_2" text:outline-level="2">wifi connectivity:</text:h>
      <text:p text:style-name="Text_20_body"><text:a xlink:type="simple" xlink:href="https://github.com/espressif/esp-idf/tree/master/examples/wifi" text:style-name="Internet_20_link" text:visited-style-name="Visited_20_Internet_20_Link"><text:span text:style-name="T36">wifi examples</text:span></text:a></text:p>
      <text:p text:style-name="P49">todo: <text:a xlink:type="simple" xlink:href="https://github.com/espressif/esp-idf/tree/release/v4.3/examples/wifi/power_save" text:style-name="Internet_20_link" text:visited-style-name="Visited_20_Internet_20_Link">wifi power save mode</text:a></text:p>
      <text:h text:style-name="P28" text:outline-level="4">ap <text:span text:style-name="T38">scan</text:span>:</text:h>
      <text:p text:style-name="P34"><text:span text:style-name="T4">#include</text:span><text:span text:style-name="T7"> </text:span><text:span text:style-name="T9">&lt;string.h&gt;</text:span></text:p>
      <text:p text:style-name="P33"><text:span text:style-name="T3">#include</text:span><text:span text:style-name="T5"> </text:span><text:span text:style-name="T8">"freertos/FreeRTOS.h"</text:span></text:p>
      <text:p text:style-name="P33"><text:span text:style-name="T3">#include</text:span><text:span text:style-name="T5"> </text:span><text:span text:style-name="T8">"freertos/event_groups.h"</text:span></text:p>
      <text:p text:style-name="P33"><text:span text:style-name="T3">#include</text:span><text:span text:style-name="T5"> </text:span><text:span text:style-name="T8">"esp_wifi.h"</text:span></text:p>
      <text:p text:style-name="P33"><text:span text:style-name="T3">#include</text:span><text:span text:style-name="T5"> </text:span><text:span text:style-name="T8">"esp_log.h"</text:span></text:p>
      <text:p text:style-name="P33"><text:span text:style-name="T3">#include</text:span><text:span text:style-name="T5"> </text:span><text:span text:style-name="T8">"esp_event.h"</text:span></text:p>
      <text:p text:style-name="P33"><text:span text:style-name="T3">#include</text:span><text:span text:style-name="T5"> </text:span><text:span text:style-name="T8">"nvs_flash.h"</text:span></text:p>
      <text:p text:style-name="P41"/>
      <text:p text:style-name="P33"><text:span text:style-name="T3">#define</text:span><text:span text:style-name="T5"> DEFAULT_SCAN_LIST_SIZE </text:span><text:span text:style-name="T15">15</text:span></text:p>
      <text:p text:style-name="P41"/>
      <text:p text:style-name="P33"><text:span text:style-name="T5">static</text:span> <text:span text:style-name="T5">const</text:span> <text:span text:style-name="T5">char</text:span> *<text:span text:style-name="T17">TAG</text:span> = <text:span text:style-name="T8">"scan"</text:span>;</text:p>
      <text:p text:style-name="P41"/>
      <text:p text:style-name="P33"><text:span text:style-name="T5">static</text:span> <text:span text:style-name="T5">void</text:span> <text:span text:style-name="T11">print_auth_mode</text:span>(<text:span text:style-name="T5">int</text:span> <text:span text:style-name="T17">authmode</text:span>)</text:p>
      <text:p text:style-name="P33">{</text:p>
      <text:p text:style-name="P33"><text:span text:style-name="T3">switch</text:span> (<text:span text:style-name="T17">authmode</text:span>)</text:p>
      <text:p text:style-name="P33">{</text:p>
      <text:p text:style-name="P33"><text:span text:style-name="T3">case</text:span> <text:span text:style-name="T34">WIFI_AUTH_OPEN</text:span>:</text:p>
      <text:p text:style-name="P33"><text:span text:style-name="T5">ESP_LOGI</text:span>(<text:span text:style-name="T17">TAG</text:span>, <text:span text:style-name="T8">"Authmode </text:span><text:span text:style-name="T13">\t</text:span><text:span text:style-name="T8">WIFI_AUTH_OPEN"</text:span>);</text:p>
      <text:p text:style-name="P33"><text:span text:style-name="T3">break</text:span>;</text:p>
      <text:p text:style-name="P33"><text:span text:style-name="T3">case</text:span> <text:span text:style-name="T34">WIFI_AUTH_WEP</text:span>:</text:p>
      <text:p text:style-name="P33"><text:span text:style-name="T5">ESP_LOGI</text:span>(<text:span text:style-name="T17">TAG</text:span>, <text:span text:style-name="T8">"Authmode </text:span><text:span text:style-name="T13">\t</text:span><text:span text:style-name="T8">WIFI_AUTH_WEP"</text:span>);</text:p>
      <text:p text:style-name="P33"><text:span text:style-name="T3">break</text:span>;</text:p>
      <text:p text:style-name="P33"><text:span text:style-name="T3">case</text:span> <text:span text:style-name="T34">WIFI_AUTH_WPA_PSK</text:span>:</text:p>
      <text:p text:style-name="P33"><text:span text:style-name="T5">ESP_LOGI</text:span>(<text:span text:style-name="T17">TAG</text:span>, <text:span text:style-name="T8">"Authmode </text:span><text:span text:style-name="T13">\t</text:span><text:span text:style-name="T8">WIFI_AUTH_WPA_PSK"</text:span>);</text:p>
      <text:p text:style-name="P33"><text:span text:style-name="T3">break</text:span>;</text:p>
      <text:p text:style-name="P33"><text:span text:style-name="T3">case</text:span> <text:span text:style-name="T34">WIFI_AUTH_WPA2_PSK</text:span>:</text:p>
      <text:p text:style-name="P33"><text:span text:style-name="T5">ESP_LOGI</text:span>(<text:span text:style-name="T17">TAG</text:span>, <text:span text:style-name="T8">"Authmode </text:span><text:span text:style-name="T13">\t</text:span><text:span text:style-name="T8">WIFI_AUTH_WPA2_PSK"</text:span>);</text:p>
      <text:p text:style-name="P33"><text:soft-page-break/><text:span text:style-name="T3">break</text:span>;</text:p>
      <text:p text:style-name="P33"><text:span text:style-name="T3">case</text:span> <text:span text:style-name="T34">WIFI_AUTH_WPA_WPA2_PSK</text:span>:</text:p>
      <text:p text:style-name="P33"><text:span text:style-name="T5">ESP_LOGI</text:span>(<text:span text:style-name="T17">TAG</text:span>, <text:span text:style-name="T8">"Authmode </text:span><text:span text:style-name="T13">\t</text:span><text:span text:style-name="T8">WIFI_AUTH_WPA_WPA2_PSK"</text:span>);</text:p>
      <text:p text:style-name="P33"><text:span text:style-name="T3">break</text:span>;</text:p>
      <text:p text:style-name="P33"><text:span text:style-name="T3">case</text:span> <text:span text:style-name="T34">WIFI_AUTH_WPA2_ENTERPRISE</text:span>:</text:p>
      <text:p text:style-name="P33"><text:span text:style-name="T5">ESP_LOGI</text:span>(<text:span text:style-name="T17">TAG</text:span>, <text:span text:style-name="T8">"Authmode </text:span><text:span text:style-name="T13">\t</text:span><text:span text:style-name="T8">WIFI_AUTH_WPA2_ENTERPRISE"</text:span>);</text:p>
      <text:p text:style-name="P33"><text:span text:style-name="T3">break</text:span>;</text:p>
      <text:p text:style-name="P33"><text:span text:style-name="T3">case</text:span> <text:span text:style-name="T34">WIFI_AUTH_WPA3_PSK</text:span>:</text:p>
      <text:p text:style-name="P33"><text:span text:style-name="T5">ESP_LOGI</text:span>(<text:span text:style-name="T17">TAG</text:span>, <text:span text:style-name="T8">"Authmode </text:span><text:span text:style-name="T13">\t</text:span><text:span text:style-name="T8">WIFI_AUTH_WPA3_PSK"</text:span>);</text:p>
      <text:p text:style-name="P33"><text:span text:style-name="T3">break</text:span>;</text:p>
      <text:p text:style-name="P33"><text:span text:style-name="T3">case</text:span> <text:span text:style-name="T34">WIFI_AUTH_WPA2_WPA3_PSK</text:span>:</text:p>
      <text:p text:style-name="P33"><text:span text:style-name="T5">ESP_LOGI</text:span>(<text:span text:style-name="T17">TAG</text:span>, <text:span text:style-name="T8">"Authmode </text:span><text:span text:style-name="T13">\t</text:span><text:span text:style-name="T8">WIFI_AUTH_WPA2_WPA3_PSK"</text:span>);</text:p>
      <text:p text:style-name="P33"><text:span text:style-name="T3">break</text:span>;</text:p>
      <text:p text:style-name="P33"><text:span text:style-name="T3">default</text:span>:</text:p>
      <text:p text:style-name="P33"><text:span text:style-name="T5">ESP_LOGI</text:span>(<text:span text:style-name="T17">TAG</text:span>, <text:span text:style-name="T8">"Authmode </text:span><text:span text:style-name="T13">\t</text:span><text:span text:style-name="T8">WIFI_AUTH_UNKNOWN"</text:span>);</text:p>
      <text:p text:style-name="P33"><text:span text:style-name="T3">break</text:span>;</text:p>
      <text:p text:style-name="P33">}</text:p>
      <text:p text:style-name="P33">}</text:p>
      <text:p text:style-name="P41"/>
      <text:p text:style-name="P37">/* Initialize Wi-Fi as sta and set scan method */</text:p>
      <text:p text:style-name="P33"><text:span text:style-name="T5">static</text:span> <text:span text:style-name="T5">void</text:span> <text:span text:style-name="T11">wifi_scan</text:span>(<text:span text:style-name="T5">void</text:span>)</text:p>
      <text:p text:style-name="P33">{</text:p>
      <text:p text:style-name="P37">//********* WIFI configurations ********</text:p>
      <text:p text:style-name="P37">//Initialize the underlying TCP/IP stack</text:p>
      <text:p text:style-name="P33"><text:span text:style-name="T5">ESP_ERROR_CHECK</text:span>(<text:span text:style-name="T11">esp_netif_init</text:span>());</text:p>
      <text:p text:style-name="P37">//Create default event loop</text:p>
      <text:p text:style-name="P33"><text:span text:style-name="T5">ESP_ERROR_CHECK</text:span>(<text:span text:style-name="T11">esp_event_loop_create_default</text:span>());</text:p>
      <text:p text:style-name="P33"><text:span text:style-name="T16">esp_netif_t</text:span> *<text:span text:style-name="T17">sta_netif</text:span> = <text:span text:style-name="T11">esp_netif_create_default_wifi_sta</text:span>();</text:p>
      <text:p text:style-name="P33"><text:span text:style-name="T5">assert</text:span>(<text:span text:style-name="T17">sta_netif</text:span>);</text:p>
      <text:p text:style-name="P37">//WIFI configuration and Init WiFi Alloc resource for WiFi driver</text:p>
      <text:p text:style-name="P33"><text:span text:style-name="T16">wifi_init_config_t</text:span> <text:span text:style-name="T17">cfg</text:span> = <text:span text:style-name="T5">WIFI_INIT_CONFIG_DEFAULT</text:span>();</text:p>
      <text:p text:style-name="P33"><text:span text:style-name="T5">ESP_ERROR_CHECK</text:span>(<text:span text:style-name="T11">esp_wifi_init</text:span>(&amp;<text:span text:style-name="T17">cfg</text:span>));</text:p>
      <text:p text:style-name="P37">//********* end WIFI configurations ********</text:p>
      <text:p text:style-name="P41"/>
      <text:p text:style-name="P37">//********* WIFI scanning ********</text:p>
      <text:p text:style-name="P37">//variables to catch the wifi info</text:p>
      <text:p text:style-name="P33"><text:span text:style-name="T16">uint16_t</text:span> <text:span text:style-name="T17">number</text:span> = <text:span text:style-name="T5">DEFAULT_SCAN_LIST_SIZE</text:span>; <text:span text:style-name="T18">//list len</text:span></text:p>
      <text:p text:style-name="P33"><text:span text:style-name="T16">wifi_ap_record_t</text:span> <text:span text:style-name="T17">ap_info</text:span>[<text:span text:style-name="T5">DEFAULT_SCAN_LIST_SIZE</text:span>]; <text:span text:style-name="T18">//the list</text:span></text:p>
      <text:p text:style-name="P33"><text:span text:style-name="T16">uint16_t</text:span> <text:span text:style-name="T17">ap_count</text:span> = <text:span text:style-name="T15">0</text:span>;</text:p>
      <text:p text:style-name="P33"><text:span text:style-name="T11">memset</text:span>(<text:span text:style-name="T17">ap_info</text:span>, <text:span text:style-name="T15">0</text:span>, <text:span text:style-name="T5">sizeof</text:span>(<text:span text:style-name="T17">ap_info</text:span>)); <text:span text:style-name="T18">//zero the list</text:span></text:p>
      <text:p text:style-name="P41"/>
      <text:p text:style-name="P33"><text:span text:style-name="T5">ESP_ERROR_CHECK</text:span>(<text:span text:style-name="T11">esp_wifi_set_mode</text:span>(<text:span text:style-name="T34">WIFI_MODE_STA</text:span>));</text:p>
      <text:p text:style-name="P33"><text:span text:style-name="T5">ESP_ERROR_CHECK</text:span>(<text:span text:style-name="T11">esp_wifi_start</text:span>());</text:p>
      <text:p text:style-name="P33"><text:span text:style-name="T11">esp_wifi_scan_start</text:span>(<text:span text:style-name="T5">NULL</text:span>, <text:span text:style-name="T5">true</text:span>); <text:span text:style-name="T18">//Scan all available APs</text:span></text:p>
      <text:p text:style-name="P37">//********* get the data and print **********</text:p>
      <text:p text:style-name="P33"><text:span text:style-name="T5">ESP_ERROR_CHECK</text:span>(<text:span text:style-name="T11">esp_wifi_scan_get_ap_records</text:span>(&amp;<text:span text:style-name="T17">number</text:span>, <text:span text:style-name="T17">ap_info</text:span>));</text:p>
      <text:p text:style-name="P33"><text:span text:style-name="T5">ESP_ERROR_CHECK</text:span>(<text:span text:style-name="T11">esp_wifi_scan_get_ap_num</text:span>(&amp;<text:span text:style-name="T17">ap_count</text:span>));</text:p>
      <text:p text:style-name="P33"><text:span text:style-name="T5">ESP_LOGI</text:span>(<text:span text:style-name="T17">TAG</text:span>, <text:span text:style-name="T8">"Total APs scanned = </text:span><text:span text:style-name="T17">%u</text:span><text:span text:style-name="T8">"</text:span>, <text:span text:style-name="T17">ap_count</text:span>);</text:p>
      <text:p text:style-name="P33"><text:span text:style-name="T3">for</text:span> (<text:span text:style-name="T5">int</text:span> <text:span text:style-name="T17">i</text:span> = <text:span text:style-name="T15">0</text:span>; (<text:span text:style-name="T17">i</text:span> &lt; <text:span text:style-name="T5">DEFAULT_SCAN_LIST_SIZE</text:span>) &amp;&amp; (<text:span text:style-name="T17">i</text:span> &lt; <text:span text:style-name="T17">ap_count</text:span>); <text:span text:style-name="T17">i</text:span>++)</text:p>
      <text:p text:style-name="P33">{</text:p>
      <text:p text:style-name="P33"><text:span text:style-name="T5">ESP_LOGI</text:span>(<text:span text:style-name="T17">TAG</text:span>, <text:span text:style-name="T8">"SSID </text:span><text:span text:style-name="T13">\t\t</text:span><text:span text:style-name="T17">%s</text:span><text:span text:style-name="T8">"</text:span>, <text:span text:style-name="T17">ap_info</text:span>[<text:span text:style-name="T17">i</text:span>].<text:span text:style-name="T17">ssid</text:span>);</text:p>
      <text:p text:style-name="P33"><text:span text:style-name="T5">ESP_LOGI</text:span>(<text:span text:style-name="T17">TAG</text:span>, <text:span text:style-name="T8">"RSSI </text:span><text:span text:style-name="T13">\t\t</text:span><text:span text:style-name="T17">%d</text:span><text:span text:style-name="T8">"</text:span>, <text:span text:style-name="T17">ap_info</text:span>[<text:span text:style-name="T17">i</text:span>].<text:span text:style-name="T17">rssi</text:span>);</text:p>
      <text:p text:style-name="P33"><text:span text:style-name="T11">print_auth_mode</text:span>(<text:span text:style-name="T17">ap_info</text:span>[<text:span text:style-name="T17">i</text:span>].<text:span text:style-name="T17">authmode</text:span>);</text:p>
      <text:p text:style-name="P33"><text:span text:style-name="T5">ESP_LOGI</text:span>(<text:span text:style-name="T17">TAG</text:span>, <text:span text:style-name="T8">"Channel </text:span><text:span text:style-name="T13">\t\t</text:span><text:span text:style-name="T17">%d</text:span><text:span text:style-name="T13">\n</text:span><text:span text:style-name="T8">"</text:span>, <text:span text:style-name="T17">ap_info</text:span>[<text:span text:style-name="T17">i</text:span>].<text:span text:style-name="T17">primary</text:span>);</text:p>
      <text:p text:style-name="P33"><text:soft-page-break/>}</text:p>
      <text:p text:style-name="P33">}</text:p>
      <text:p text:style-name="P41"/>
      <text:p text:style-name="P33"><text:span text:style-name="T5">void</text:span> <text:span text:style-name="T11">app_main</text:span>(<text:span text:style-name="T5">void</text:span>)</text:p>
      <text:p text:style-name="P33">{</text:p>
      <text:p text:style-name="P37">// Initialize NVS - needed for WIFI</text:p>
      <text:p text:style-name="P33"><text:span text:style-name="T16">esp_err_t</text:span> <text:span text:style-name="T17">ret</text:span> = <text:span text:style-name="T11">nvs_flash_init</text:span>();</text:p>
      <text:p text:style-name="P33"><text:span text:style-name="T3">if</text:span> (<text:span text:style-name="T17">ret</text:span> == <text:span text:style-name="T5">ESP_ERR_NVS_NO_FREE_PAGES</text:span> || <text:span text:style-name="T17">ret</text:span> == <text:span text:style-name="T5">ESP_ERR_NVS_NEW_VERSION_FOUND</text:span>)</text:p>
      <text:p text:style-name="P33">{ <text:span text:style-name="T18">//if no memory in NVS</text:span></text:p>
      <text:p text:style-name="P33"><text:span text:style-name="T5">ESP_ERROR_CHECK</text:span>(<text:span text:style-name="T11">nvs_flash_erase</text:span>());</text:p>
      <text:p text:style-name="P33"><text:span text:style-name="T17">ret</text:span> = <text:span text:style-name="T11">nvs_flash_init</text:span>();</text:p>
      <text:p text:style-name="P33">}</text:p>
      <text:p text:style-name="P33"><text:span text:style-name="T5">ESP_ERROR_CHECK</text:span>(<text:span text:style-name="T17">ret</text:span>);</text:p>
      <text:p text:style-name="P37">//the scan:</text:p>
      <text:p text:style-name="P33"><text:span text:style-name="T11">wifi_scan</text:span>();</text:p>
      <text:p text:style-name="P33">}</text:p>
      <text:p text:style-name="P33"/>
      <text:h text:style-name="Heading_20_4" text:outline-level="4">connect to wifi:</text:h>
      <text:p text:style-name="P48"><text:span text:style-name="T24">T</text:span><text:span text:style-name="T23">he ESP can make an AP (acces point), STA (stationary) or eve both.</text:span></text:p>
      <text:h text:style-name="Heading_20_4" text:outline-level="4">AP <text:span text:style-name="T39">or STA or both (part </text:span><text:span text:style-name="T40">of the </text:span><text:span text:style-name="T39">code):</text:span></text:h>
      <text:p text:style-name="P36">// initialize NVS (nvs_flash_init)</text:p>
      <text:p text:style-name="P36">//********* WIFI configurations ********</text:p>
      <text:p text:style-name="P32"><text:span text:style-name="T11">tcpip_adapter_init</text:span>();</text:p>
      <text:p text:style-name="P40"/>
      <text:p text:style-name="P32"><text:span text:style-name="T16">wifi_init_config_t</text:span> <text:span text:style-name="T17">wifi_config</text:span> = <text:span text:style-name="T11">WIFI_INIT_CONFIG_DEFAULT</text:span>();</text:p>
      <text:p text:style-name="P32"><text:span text:style-name="T11">ESP_ERROR_CHECK</text:span>(<text:span text:style-name="T11">esp_wifi_init</text:span>(&amp;<text:span text:style-name="T17">wifi_config</text:span>));</text:p>
      <text:p text:style-name="P32"><text:span text:style-name="T11">ESP_ERROR_CHECK</text:span>(<text:span text:style-name="T11">esp_wifi_set_mode</text:span>(<text:span text:style-name="T17">WIFI_MODE_APSTA</text:span>)); <text:span text:style-name="T18">//ap or sta or both</text:span></text:p>
      <text:p text:style-name="P36">//STA config</text:p>
      <text:p text:style-name="P32"><text:span text:style-name="T16">wifi_config_t</text:span> <text:span text:style-name="T17">sta_config</text:span> = {</text:p>
      <text:p text:style-name="P32">.sta = {</text:p>
      <text:p text:style-name="P32">.ssid = <text:span text:style-name="T8">"network to connect into"</text:span>,</text:p>
      <text:p text:style-name="P32">.password = <text:span text:style-name="T8">"the network password"</text:span>},</text:p>
      <text:p text:style-name="P32">};</text:p>
      <text:p text:style-name="P36">// for STA:</text:p>
      <text:p text:style-name="P32"><text:span text:style-name="T11">ESP_ERROR_CHECK</text:span>(<text:span text:style-name="T11">esp_wifi_set_config</text:span>(<text:span text:style-name="T17">ESP_IF_WIFI_STA</text:span>, &amp;<text:span text:style-name="T17">sta_config</text:span>));</text:p>
      <text:p text:style-name="P36">//AP config</text:p>
      <text:p text:style-name="P32"><text:span text:style-name="T16">wifi_config_t</text:span> ap_config = {</text:p>
      <text:p text:style-name="P32">.ap = {</text:p>
      <text:p text:style-name="P32">.ssid = AP_SSID,</text:p>
      <text:p text:style-name="P32">.password = AP_PASSWORD,</text:p>
      <text:p text:style-name="P32">.max_connection = AP_MAX_CONN,</text:p>
      <text:p text:style-name="P32">.channel = AP_CHANNEL,</text:p>
      <text:p text:style-name="P32">.ssid_hidden = <text:span text:style-name="T15">0</text:span>,</text:p>
      <text:p text:style-name="P32">},</text:p>
      <text:p text:style-name="P32">};</text:p>
      <text:p text:style-name="P36">//for AP:</text:p>
      <text:p text:style-name="P32"><text:span text:style-name="T11">ESP_ERROR_CHECK</text:span>(<text:span text:style-name="T11">esp_wifi_set_config</text:span>(<text:span text:style-name="T17">ESP_IF_WIFI_AP</text:span>, &amp;<text:span text:style-name="T17">ap_config</text:span>));</text:p>
      <text:p text:style-name="P32"><text:span text:style-name="T11">ESP_ERROR_CHECK</text:span>(<text:span text:style-name="T11">esp_wifi_start</text:span>()); <text:span text:style-name="T18">// starts the wifi AP</text:span></text:p>
      <text:p text:style-name="P38"><text:span text:style-name="T12">ESP_ERROR_CHECK</text:span><text:span text:style-name="T10">(</text:span><text:span text:style-name="T12">esp_wifi_connect</text:span><text:span text:style-name="T10">()); </text:span><text:span text:style-name="T19">// connect to wifi (STA)</text:span></text:p>
      <text:h text:style-name="Heading_20_2" text:outline-level="2"><text:soft-page-break/>Free RTOS:</text:h>
      <text:p text:style-name="P45">It stand for:</text:p>
      <text:p text:style-name="P45">Free Real Time Operation System</text:p>
      <text:p text:style-name="P45">and it give the option to run more then one task, semaphors, interapts and more.</text:p>
      <text:p text:style-name="P45">it runs on esp stm atmel and even arduino.</text:p>
      <text:p text:style-name="P43"><text:a xlink:type="simple" xlink:href="https://docs.espressif.com/projects/esp-idf/en/latest/esp32/api-reference/system/freertos.html" text:style-name="Internet_20_link" text:visited-style-name="Visited_20_Internet_20_Link"><text:span text:style-name="T29">freeRTOS doc</text:span></text:a></text:p>
      <text:h text:style-name="Heading_20_4" text:outline-level="4">tasks example:</text:h>
      <text:p text:style-name="P11"><text:span text:style-name="T3">#include</text:span><text:span text:style-name="T5"> </text:span><text:span text:style-name="T8">&lt;stdio.h&gt;</text:span></text:p>
      <text:p text:style-name="P11"><text:span text:style-name="T3">#include</text:span><text:span text:style-name="T5"> </text:span><text:span text:style-name="T8">"freertos/FreeRTOS.h"</text:span></text:p>
      <text:p text:style-name="P11"><text:span text:style-name="T3">#include</text:span><text:span text:style-name="T5"> </text:span><text:span text:style-name="T8">"freertos/task.h"</text:span></text:p>
      <text:p text:style-name="P16"/>
      <text:p text:style-name="P11"><text:span text:style-name="T16">TaskHandle_t</text:span> <text:span text:style-name="T17">myTask1Handle</text:span> = <text:span text:style-name="T5">NULL</text:span>;</text:p>
      <text:p text:style-name="P11"><text:span text:style-name="T16">TaskHandle_t</text:span> <text:span text:style-name="T17">myTask2Handle</text:span> = <text:span text:style-name="T5">NULL</text:span>;</text:p>
      <text:p text:style-name="P16"/>
      <text:p text:style-name="P11"><text:span text:style-name="T5">void</text:span> <text:span text:style-name="T11">task1</text:span>(<text:span text:style-name="T5">void</text:span> *<text:span text:style-name="T17">arg</text:span>)</text:p>
      <text:p text:style-name="P11">{</text:p>
      <text:p text:style-name="P11"><text:span text:style-name="T11">printf</text:span>(<text:span text:style-name="T8">"the task2 has name: </text:span><text:span text:style-name="T17">%s</text:span><text:span text:style-name="T8"> </text:span><text:span text:style-name="T13">\n</text:span><text:span text:style-name="T8">"</text:span>, <text:span text:style-name="T5">pcTaskGetTaskName</text:span>(<text:span text:style-name="T17">myTask2Handle</text:span>));</text:p>
      <text:p text:style-name="P11"><text:span text:style-name="T5">int</text:span> <text:span text:style-name="T17">c</text:span> = <text:span text:style-name="T15">0</text:span>;</text:p>
      <text:p text:style-name="P11"><text:span text:style-name="T3">while</text:span> (<text:span text:style-name="T15">1</text:span>)</text:p>
      <text:p text:style-name="P11">{ <text:span text:style-name="T18">//The count of ticks since vTaskStartScheduler was called</text:span></text:p>
      <text:p text:style-name="P11"><text:span text:style-name="T17">c</text:span> = <text:span text:style-name="T11">xTaskGetTickCount</text:span>();</text:p>
      <text:p text:style-name="P11"><text:span text:style-name="T11">printf</text:span>(<text:span text:style-name="T8">"[</text:span><text:span text:style-name="T17">%d</text:span><text:span text:style-name="T8">] hello from task1 </text:span><text:span text:style-name="T13">\n</text:span><text:span text:style-name="T8">"</text:span>, <text:span text:style-name="T17">c</text:span>);</text:p>
      <text:p text:style-name="P12">//Delay a task for a given number of ticks</text:p>
      <text:p text:style-name="P11"><text:span text:style-name="T11">vTaskDelay</text:span>(<text:span text:style-name="T15">1000</text:span> / <text:span text:style-name="T5">portTICK_RATE_MS</text:span>);</text:p>
      <text:p text:style-name="P11"><text:span text:style-name="T3">if</text:span> (<text:span text:style-name="T17">c</text:span> == <text:span text:style-name="T15">300</text:span>)</text:p>
      <text:p text:style-name="P11">{</text:p>
      <text:p text:style-name="P11"><text:span text:style-name="T11">vTaskSuspend</text:span>(<text:span text:style-name="T17">myTask2Handle</text:span>);</text:p>
      <text:p text:style-name="P11"><text:span text:style-name="T11">printf</text:span>(<text:span text:style-name="T8">"task2 is suspended! </text:span><text:span text:style-name="T17">%d</text:span><text:span text:style-name="T8"> </text:span><text:span text:style-name="T13">\n</text:span><text:span text:style-name="T8">"</text:span>, <text:span text:style-name="T11">eTaskGetState</text:span>(<text:span text:style-name="T17">myTask2Handle</text:span>));</text:p>
      <text:p text:style-name="P11">}</text:p>
      <text:p text:style-name="P11"><text:span text:style-name="T3">if</text:span> (<text:span text:style-name="T17">c</text:span> == <text:span text:style-name="T15">500</text:span>)</text:p>
      <text:p text:style-name="P11">{</text:p>
      <text:p text:style-name="P11"><text:span text:style-name="T11">vTaskResume</text:span>(<text:span text:style-name="T17">myTask2Handle</text:span>);</text:p>
      <text:p text:style-name="P11"><text:span text:style-name="T11">printf</text:span>(<text:span text:style-name="T8">"task2 is resumed! </text:span><text:span text:style-name="T17">%d</text:span><text:span text:style-name="T8"> </text:span><text:span text:style-name="T13">\n</text:span><text:span text:style-name="T8">"</text:span>, <text:span text:style-name="T11">eTaskGetState</text:span>(<text:span text:style-name="T17">myTask2Handle</text:span>));</text:p>
      <text:p text:style-name="P11">}</text:p>
      <text:p text:style-name="P11"><text:span text:style-name="T3">if</text:span> (<text:span text:style-name="T17">c</text:span> == <text:span text:style-name="T15">700</text:span>)</text:p>
      <text:p text:style-name="P11">{</text:p>
      <text:p text:style-name="P11"><text:span text:style-name="T11">vTaskDelete</text:span>(<text:span text:style-name="T17">myTask2Handle</text:span>);</text:p>
      <text:p text:style-name="P11"><text:span text:style-name="T11">printf</text:span>(<text:span text:style-name="T8">"task2 is deleted! </text:span><text:span text:style-name="T17">%d</text:span><text:span text:style-name="T8"> </text:span><text:span text:style-name="T13">\n</text:span><text:span text:style-name="T8">"</text:span>, <text:span text:style-name="T11">eTaskGetState</text:span>(<text:span text:style-name="T17">myTask2Handle</text:span>));</text:p>
      <text:p text:style-name="P11">}</text:p>
      <text:p text:style-name="P12">/*</text:p>
      <text:p text:style-name="P12">eTaskGetState returns:</text:p>
      <text:p text:style-name="P12">Running = 0,</text:p>
      <text:p text:style-name="P12">Ready = 1,</text:p>
      <text:p text:style-name="P12">Blocked = 2,</text:p>
      <text:p text:style-name="P12">Suspended= 3,</text:p>
      <text:p text:style-name="P12">Deleted = 4,</text:p>
      <text:p text:style-name="P12">Invalid = 5</text:p>
      <text:p text:style-name="P12">*/</text:p>
      <text:p text:style-name="P11">}</text:p>
      <text:p text:style-name="P11">}</text:p>
      <text:p text:style-name="P11"><text:soft-page-break/><text:span text:style-name="T5">void</text:span> <text:span text:style-name="T11">task2</text:span>(<text:span text:style-name="T5">void</text:span> *<text:span text:style-name="T17">arg</text:span>) <text:span text:style-name="T18">//task 2 function</text:span></text:p>
      <text:p text:style-name="P11">{</text:p>
      <text:p text:style-name="P11"><text:span text:style-name="T3">for</text:span> (<text:span text:style-name="T5">int</text:span> <text:span text:style-name="T17">i</text:span> = <text:span text:style-name="T15">0</text:span>; <text:span text:style-name="T17">i</text:span> &lt; <text:span text:style-name="T15">10</text:span>; <text:span text:style-name="T17">i</text:span>++)</text:p>
      <text:p text:style-name="P11">{</text:p>
      <text:p text:style-name="P11"><text:span text:style-name="T11">printf</text:span>(<text:span text:style-name="T8">"hello from task2 </text:span><text:span text:style-name="T13">\n</text:span><text:span text:style-name="T8">"</text:span>);</text:p>
      <text:p text:style-name="P11"><text:span text:style-name="T11">vTaskDelay</text:span>(<text:span text:style-name="T15">1000</text:span> / <text:span text:style-name="T5">portTICK_RATE_MS</text:span>);</text:p>
      <text:p text:style-name="P11">}</text:p>
      <text:p text:style-name="P11">}</text:p>
      <text:p text:style-name="P11"><text:span text:style-name="T5">void</text:span> <text:span text:style-name="T11">app_main</text:span>()</text:p>
      <text:p text:style-name="P11">{</text:p>
      <text:p text:style-name="P12">// creates task 1</text:p>
      <text:p text:style-name="P11"><text:span text:style-name="T11">xTaskCreate</text:span>(<text:span text:style-name="T11">task1</text:span>, <text:span text:style-name="T8">"task1"</text:span>, <text:span text:style-name="T15">4096</text:span>, <text:span text:style-name="T5">NULL</text:span>, <text:span text:style-name="T15">10</text:span>, &amp;<text:span text:style-name="T17">myTask1Handle</text:span>);</text:p>
      <text:p text:style-name="P12">//create task 2 but pin it to core 1</text:p>
      <text:p text:style-name="P11"><text:span text:style-name="T11">xTaskCreatePinnedToCore</text:span>(<text:span text:style-name="T11">task2</text:span>, <text:span text:style-name="T8">"task2"</text:span>, <text:span text:style-name="T15">4096</text:span>, <text:span text:style-name="T5">NULL</text:span>, <text:span text:style-name="T15">10</text:span>, &amp;<text:span text:style-name="T17">myTask2Handle</text:span>, <text:span text:style-name="T15">1</text:span>);</text:p>
      <text:p text:style-name="P11">}</text:p>
      <text:p text:style-name="P11"><text:span text:style-name="T18"/></text:p>
      <text:h text:style-name="P24" text:outline-level="2"/>
      <text:h text:style-name="P25" text:outline-level="2">gpio and interrapt:</text:h>
      <text:p text:style-name="P46">Example for interapt, <text:span text:style-name="T37">task </text:span>and gpio. pressing botton calling the ISR and turn on <text:span text:style-name="T37">the task that turn on </text:span>the led:</text:p>
      <text:p text:style-name="P11"><text:span text:style-name="T3">#include</text:span><text:span text:style-name="T5"> </text:span><text:span text:style-name="T8">&lt;stdio.h&gt;</text:span></text:p>
      <text:p text:style-name="P11"><text:span text:style-name="T3">#include</text:span><text:span text:style-name="T5"> </text:span><text:span text:style-name="T8">"driver/gpio.h"</text:span><text:span text:style-name="T5"> </text:span><text:span text:style-name="T18">//for GPIO</text:span></text:p>
      <text:p text:style-name="P11"><text:span text:style-name="T3">#include</text:span><text:span text:style-name="T5"> </text:span><text:span text:style-name="T8">"freertos/FreeRTOS.h"</text:span></text:p>
      <text:p text:style-name="P11"><text:span text:style-name="T3">#include</text:span><text:span text:style-name="T5"> </text:span><text:span text:style-name="T8">"freertos/task.h"</text:span></text:p>
      <text:p text:style-name="P16"/>
      <text:p text:style-name="P11"><text:span text:style-name="T3">#define</text:span><text:span text:style-name="T5"> CONFIG_LED_PIN </text:span><text:span text:style-name="T15">2</text:span><text:span text:style-name="T5"> </text:span><text:span text:style-name="T18">//IO2</text:span></text:p>
      <text:p text:style-name="P11"><text:span text:style-name="T3">#define</text:span><text:span text:style-name="T5"> ESP_INTR_FLAG_DEFAULT </text:span><text:span text:style-name="T15">0</text:span></text:p>
      <text:p text:style-name="P11"><text:span text:style-name="T3">#define</text:span><text:span text:style-name="T5"> CONFIG_BUTTON_PIN </text:span><text:span text:style-name="T15">0</text:span><text:span text:style-name="T5"> </text:span><text:span text:style-name="T18">//IO0 i.e. boot</text:span></text:p>
      <text:p text:style-name="P16"/>
      <text:p text:style-name="P11"><text:span text:style-name="T16">TaskHandle_t</text:span> <text:span text:style-name="T17">ISR</text:span> = <text:span text:style-name="T5">NULL</text:span>;</text:p>
      <text:p text:style-name="P16"/>
      <text:p text:style-name="P12">// interrupt function</text:p>
      <text:p text:style-name="P11"><text:span text:style-name="T5">void</text:span> <text:span text:style-name="T5">IRAM_ATTR</text:span> <text:span text:style-name="T11">button_isr_handler</text:span>(<text:span text:style-name="T5">void</text:span> *<text:span text:style-name="T17">arg</text:span>)</text:p>
      <text:p text:style-name="P11">{</text:p>
      <text:p text:style-name="P12">//make task 1 go back from sleep</text:p>
      <text:p text:style-name="P11"><text:span text:style-name="T11">xTaskResumeFromISR</text:span>(<text:span text:style-name="T17">ISR</text:span>);</text:p>
      <text:p text:style-name="P12">//portYIELD_FROM_ISR( );</text:p>
      <text:p text:style-name="P11">}</text:p>
      <text:p text:style-name="P16"/>
      <text:p text:style-name="P12">// task that turn on led</text:p>
      <text:p text:style-name="P11"><text:span text:style-name="T5">void</text:span> <text:span text:style-name="T11">button_task</text:span>(<text:span text:style-name="T5">void</text:span> *<text:span text:style-name="T17">arg</text:span>)</text:p>
      <text:p text:style-name="P11">{</text:p>
      <text:p text:style-name="P11"><text:span text:style-name="T5">bool</text:span> <text:span text:style-name="T17">led_status</text:span> = <text:span text:style-name="T5">false</text:span>;</text:p>
      <text:p text:style-name="P11"><text:span text:style-name="T3">while</text:span> (<text:span text:style-name="T15">1</text:span>)</text:p>
      <text:p text:style-name="P11">{</text:p>
      <text:p text:style-name="P12">//go to sleep</text:p>
      <text:p text:style-name="P11"><text:span text:style-name="T11">vTaskSuspend</text:span>(<text:span text:style-name="T5">NULL</text:span>);</text:p>
      <text:p text:style-name="P11"><text:span text:style-name="T17">led_status</text:span> = !<text:span text:style-name="T17">led_status</text:span>;</text:p>
      <text:p text:style-name="P11"><text:span text:style-name="T11">gpio_set_level</text:span>(<text:span text:style-name="T5">CONFIG_LED_PIN</text:span>, <text:span text:style-name="T17">led_status</text:span>);</text:p>
      <text:p text:style-name="P11"><text:span text:style-name="T11">printf</text:span>(<text:span text:style-name="T8">"Button pressed</text:span><text:span text:style-name="T13">\n</text:span><text:span text:style-name="T8">"</text:span>);</text:p>
      <text:p text:style-name="P11">}</text:p>
      <text:p text:style-name="P11">} </text:p>
      <text:p text:style-name="P12">//**************************************</text:p>
      <text:p text:style-name="P11"><text:span text:style-name="T5">void</text:span> <text:span text:style-name="T11">app_main</text:span>()</text:p>
      <text:p text:style-name="P11">{</text:p>
      <text:p text:style-name="P12">//(set the MUX to get data from GPIOs)</text:p>
      <text:p text:style-name="P11"><text:span text:style-name="T11">gpio_pad_select_gpio</text:span>(<text:span text:style-name="T5">CONFIG_BUTTON_PIN</text:span>); <text:span text:style-name="T18">//IO0</text:span></text:p>
      <text:p text:style-name="P11"><text:span text:style-name="T11">gpio_pad_select_gpio</text:span>(<text:span text:style-name="T5">CONFIG_LED_PIN</text:span>); <text:span text:style-name="T18">//IO2</text:span></text:p>
      <text:p text:style-name="P16"/>
      <text:p text:style-name="P12">// set input or output</text:p>
      <text:p text:style-name="P11"><text:span text:style-name="T11">gpio_set_direction</text:span>(<text:span text:style-name="T5">CONFIG_BUTTON_PIN</text:span>, <text:span text:style-name="T34">GPIO_MODE_INPUT</text:span>);</text:p>
      <text:p text:style-name="P11"><text:span text:style-name="T11">gpio_set_direction</text:span>(<text:span text:style-name="T5">CONFIG_LED_PIN</text:span>, <text:span text:style-name="T34">GPIO_MODE_OUTPUT</text:span>);</text:p>
      <text:p text:style-name="P16"/>
      <text:p text:style-name="P12">//***** interupt setup ****</text:p>
      <text:p text:style-name="P12">// enable interrupt on falling edge (1-&gt;0) for button pin</text:p>
      <text:p text:style-name="P11"><text:span text:style-name="T11">gpio_set_intr_type</text:span>(<text:span text:style-name="T5">CONFIG_BUTTON_PIN</text:span>, <text:span text:style-name="T34">GPIO_INTR_NEGEDGE</text:span>);</text:p>
      <text:p text:style-name="P12">//Install the driver’s GPIO ISR handler service, which allows per-pin GPIO interrupt handlers.</text:p>
      <text:p text:style-name="P12">// install ISR service with default configuration</text:p>
      <text:p text:style-name="P11"><text:soft-page-break/><text:span text:style-name="T11">gpio_install_isr_service</text:span>(<text:span text:style-name="T5">ESP_INTR_FLAG_DEFAULT</text:span>);</text:p>
      <text:p text:style-name="P12">// attach the interrupt to a function</text:p>
      <text:p text:style-name="P11"><text:span text:style-name="T11">gpio_isr_handler_add</text:span>(<text:span text:style-name="T5">CONFIG_BUTTON_PIN</text:span>, <text:span text:style-name="T11">button_isr_handler</text:span>, <text:span text:style-name="T5">NULL</text:span>);</text:p>
      <text:p text:style-name="P12">//***** end interupt setup ****</text:p>
      <text:p text:style-name="P16"/>
      <text:p text:style-name="P12">//Create and start a task</text:p>
      <text:p text:style-name="P11"><text:span text:style-name="T11">xTaskCreate</text:span>(<text:span text:style-name="T11">button_task</text:span>, <text:span text:style-name="T8">"button_task"</text:span>, <text:span text:style-name="T15">4096</text:span>, <text:span text:style-name="T5">NULL</text:span>, <text:span text:style-name="T15">10</text:span>, &amp;<text:span text:style-name="T17">ISR</text:span>);</text:p>
      <text:p text:style-name="P11">}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18:57.503294889</meta:creation-date>
    <meta:generator>LibreOffice/7.1.4.2$Linux_X86_64 LibreOffice_project/10$Build-2</meta:generator>
    <dc:date>2021-07-16T15:19:12.614745691</dc:date>
    <meta:editing-duration>PT3H2M14S</meta:editing-duration>
    <meta:editing-cycles>14</meta:editing-cycles>
    <meta:document-statistic meta:table-count="0" meta:image-count="0" meta:object-count="0" meta:page-count="12" meta:paragraph-count="452" meta:word-count="1645" meta:character-count="12464" meta:non-whitespace-character-count="11260"/>
  </office:meta>
</office:document-meta>
</file>